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Footnote">
      <style:paragraph-properties fo:text-align="start" style:justify-single-word="false"/>
    </style:style>
    <style:style style:name="P3" style:family="paragraph" style:parent-style-name="Code_20_with_20_indents">
      <style:text-properties officeooo:paragraph-rsid="000ecaf9"/>
    </style:style>
    <style:style style:name="P4" style:family="paragraph" style:parent-style-name="Text_20_body">
      <style:text-properties officeooo:rsid="0018dbb4" officeooo:paragraph-rsid="0018dbb4"/>
    </style:style>
    <style:style style:name="P5" style:family="paragraph" style:parent-style-name="Text_20_body">
      <style:text-properties officeooo:rsid="001a0d74" officeooo:paragraph-rsid="001a0d74"/>
    </style:style>
    <style:style style:name="P6" style:family="paragraph" style:parent-style-name="Text_20_body">
      <style:text-properties officeooo:rsid="001d691d" officeooo:paragraph-rsid="001d691d"/>
    </style:style>
    <style:style style:name="P7" style:family="paragraph" style:parent-style-name="Text_20_body">
      <style:text-properties officeooo:rsid="001f8ac8" officeooo:paragraph-rsid="001f8ac8"/>
    </style:style>
    <style:style style:name="P8" style:family="paragraph" style:parent-style-name="Text_20_body">
      <style:text-properties officeooo:rsid="00218c16" officeooo:paragraph-rsid="00218c16"/>
    </style:style>
    <style:style style:name="P9" style:family="paragraph" style:parent-style-name="Text_20_body">
      <style:text-properties officeooo:rsid="00292779" officeooo:paragraph-rsid="00292779"/>
    </style:style>
    <style:style style:name="P10" style:family="paragraph" style:parent-style-name="Code_20_input">
      <style:text-properties officeooo:paragraph-rsid="001d691d"/>
    </style:style>
    <style:style style:name="P11" style:family="paragraph" style:parent-style-name="Code_20_input">
      <style:text-properties officeooo:paragraph-rsid="00218c16"/>
    </style:style>
    <style:style style:name="P12" style:family="paragraph" style:parent-style-name="Code_20_input">
      <style:text-properties officeooo:paragraph-rsid="00263e12"/>
    </style:style>
    <style:style style:name="P13" style:family="paragraph" style:parent-style-name="Code_20_input">
      <style:text-properties officeooo:paragraph-rsid="0027c230"/>
    </style:style>
    <style:style style:name="P14" style:family="paragraph" style:parent-style-name="Code_20_input">
      <style:text-properties officeooo:paragraph-rsid="002b3c47"/>
    </style:style>
    <style:style style:name="P15" style:family="paragraph" style:parent-style-name="Code_20_input">
      <style:text-properties officeooo:paragraph-rsid="002d1d48"/>
    </style:style>
    <style:style style:name="P16" style:family="paragraph" style:parent-style-name="Code_20_input">
      <style:text-properties officeooo:paragraph-rsid="002e822f"/>
    </style:style>
    <style:style style:name="P17" style:family="paragraph" style:parent-style-name="Code_20_output">
      <style:text-properties officeooo:paragraph-rsid="002d1d48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3">
      <style:text-properties fo:font-weight="normal" style:font-weight-asian="normal" style:font-weight-complex="normal"/>
    </style:style>
    <style:style style:name="P22" style:family="paragraph" style:parent-style-name="Text_20_body" style:list-style-name="L4"/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0ecaf9"/>
    </style:style>
    <style:style style:name="T8" style:family="text">
      <style:text-properties officeooo:rsid="0017bf00"/>
    </style:style>
    <style:style style:name="T9" style:family="text">
      <style:text-properties officeooo:rsid="001a0d74"/>
    </style:style>
    <style:style style:name="T10" style:family="text">
      <style:text-properties officeooo:rsid="001bc80b"/>
    </style:style>
    <style:style style:name="T11" style:family="text">
      <style:text-properties officeooo:rsid="0023c122"/>
    </style:style>
    <style:style style:name="T12" style:family="text">
      <style:text-properties officeooo:rsid="002d1d48"/>
    </style:style>
    <style:style style:name="T13" style:family="text">
      <style:text-properties officeooo:rsid="002e82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Грамматика lang2</text:h>
      <text:h text:style-name="Heading_20_2" text:outline-level="2">Введение</text:h>
      <text:p text:style-name="Первый_20_абзац">Грамматика языка lang2 представлена в формальном виде, используемом в средстве antlr<text:note text:id="ftn1" text:note-class="footnote"><text:note-citation>1</text:note-citation><text:note-body><text:p text:style-name="P2"><text:a xlink:type="simple" xlink:href="http://ru.wikipedia.org/wiki/ANTLR">ANTLR</text:a> — генератор парсеров, позволяющий автоматически создавать программу-парсер.</text:p></text:note-body></text:note>.</text:p>
      <text:p text:style-name="Text_20_body">Грамматика используется для сопоставления текущего набора символов с набором шаблонов/правил по которым пишется программа, и если есть сопоставление, то этот набор символов считается программой.</text:p>
      <text:p text:style-name="Text_20_body">Грамматика представлена в виде именованных набора правил разбора последовательности символов.</text:p>
      <text:p text:style-name="Text_20_body">Для пример возьмем правило expressions:</text:p>
      <text:p text:style-name="Code_20_with_20_indents">expressions</text:p>
      <text:p text:style-name="Code_20_with_20_indents"><text:tab/>:<text:tab/>expression </text:p>
      <text:p text:style-name="Code_20_with_20_indents"><text:tab/>( <text:tab/><text:span text:style-name="Code_20_string_20_const">';'</text:span> expression ) * </text:p>
      <text:p text:style-name="Code_20_with_20_indents"><text:tab/>( <text:tab/><text:span text:style-name="Code_20_string_20_const">';'</text:span> ) ? </text:p>
      <text:p text:style-name="Code_20_with_20_indents"><text:tab/>;</text:p>
      <text:p text:style-name="Text_20_body">Сначала идет название правила (expressions), потом двоеточие (:), потом описание и заканчивается точкой с запятой (;). Символы перевода и пробелы в описании правила не играют роль (за исключением описания текстовых констант).</text:p>
      <text:p text:style-name="Text_20_body">В описании правила возможно <text:span text:style-name="T4">ссылаться на другие правила</text:span>, в примере есть две ссылки на правило expression, и на непосредственно ожидаемую последовательность символов заключенную в одинарные кавычки, в примере это точка с запятой <text:span text:style-name="Code_20_string_20_const">';'</text:span>.</text:p>
      <text:p text:style-name="Text_20_body"><text:span text:style-name="T4">Последовательность</text:span> разбора начинается слева на право, так если в описании будет встречено <text:span text:style-name="Code_20_string_20_const">'while'</text:span> <text:span text:style-name="Code_20_string_20_const">'('</text:span> expression <text:span text:style-name="Code_20_string_20_const">')'</text:span> expression ;</text:p>
      <text:list xml:id="list4717985505143625353" text:style-name="L1">
        <text:list-item>
          <text:p text:style-name="P18">то сначала будет проверено совпадение слова while;</text:p>
        </text:list-item>
        <text:list-item>
          <text:p text:style-name="P18">затем открывающей круглой скобки после совпадения while;</text:p>
        </text:list-item>
        <text:list-item>
          <text:p text:style-name="P18">затем совпадение согласно правилу expression, после предыдущего пункта;</text:p>
        </text:list-item>
        <text:list-item>
          <text:p text:style-name="P18">затем закрывающей круглой скобки, после предыдущего пункта;</text:p>
        </text:list-item>
        <text:list-item>
          <text:p text:style-name="P18">затем совпадение согласно правилу expression, после предыдущего пункта;</text:p>
        </text:list-item>
        <text:list-item>
          <text:p text:style-name="P18">точка с запятой в конце описания завершает проверку, и если все пункты последовательно совпадают, то данная часть символов будет отнесена к определенному правилу.</text:p>
        </text:list-item>
      </text:list>
      <text:p text:style-name="Text_20_body"><text:soft-page-break/>В описании можно использовать <text:span text:style-name="T4">группировку</text:span> — это круглые скобки. </text:p>
      <text:p text:style-name="Text_20_body">Если встречается <text:span text:style-name="T4">символ звездочка *</text:span>, то считается что последнее правило, группа или текстовая константа — то она может быть повторена 0 или более раз.</text:p>
      <text:p text:style-name="Text_20_body">Если встречается <text:span text:style-name="T4">символ вопроса ?</text:span>, то считается что последнее правило, группа или текстовая константа — может быть отсутствовать.</text:p>
      <text:p text:style-name="Text_20_body">Так на примере правила expressions, его можно описать словами так:</text:p>
      <text:p text:style-name="Text_20_body">Сначала должно следовать символы удовлетворяющие правилу expression, затем через точку с запятой могут несколько раз следовать символы согласно правилу expression, и за последним expression может присуствовать символ точка с запятой.</text:p>
      <text:p text:style-name="Text_20_body">А если встречается <text:span text:style-name="T4">вертикальная черта</text:span>, то это обозначается что возможен другой вариант. Например в описании правила block возможны несколько вариантов, пример:</text:p>
      <text:p text:style-name="Code_20_with_20_indents">block</text:p>
      <text:p text:style-name="Code_20_with_20_indents"><text:tab/>: <text:span text:style-name="Code_20_string_20_const">'{' </text:span>( block | expressions ) <text:bookmark-start text:name="__DdeLink__1252_1766280891"/><text:span text:style-name="Code_20_string_20_const">'}'</text:span><text:bookmark-end text:name="__DdeLink__1252_1766280891"/></text:p>
      <text:p text:style-name="Code_20_with_20_indents"><text:tab/>;</text:p>
      <text:p text:style-name="Text_20_body">Описывая словами это правило получается следующее:</text:p>
      <text:list xml:id="list7599628281332512963" text:style-name="L2">
        <text:list-item>
          <text:p text:style-name="P19">Сначала следует символ открывающей фигурной скобки</text:p>
        </text:list-item>
        <text:list-item>
          <text:p text:style-name="P19">Затем</text:p>
          <text:list>
            <text:list-item>
              <text:p text:style-name="P19">Либо еще раз правило block — т. е. Еще одна фигурная скобка — <text:span text:style-name="Code_20_string_20_const">'{'</text:span></text:p>
            </text:list-item>
            <text:list-item>
              <text:p text:style-name="P19">Либо набор выражений соответ. expressions (т. е. Возможно там будет, block или другие</text:p>
            </text:list-item>
          </text:list>
        </text:list-item>
        <text:list-item>
          <text:p text:style-name="P19">Заканчивается правило символом закрывающей фигурной скобки — <text:span text:style-name="Code_20_string_20_const">'}'</text:span>.</text:p>
        </text:list-item>
      </text:list>
      <text:p text:style-name="Text_20_body">В описании лексем вам может встретиться еще два специальных символа: тильда ~ и две точки подряд. Тильда используется для обозначения, что следующие символы не должны совпадать следующему правилу, если будет совпадение, то всё правило не будет примнено. Пример правило STRING:</text:p>
      <text:p text:style-name="Code_20_with_20_indents">STRING </text:p>
      <text:p text:style-name="Code_20_with_20_indents"><text:tab/>: <text:span text:style-name="Code_20_string_20_const">'"'</text:span> </text:p>
      <text:p text:style-name="Code_20_with_20_indents"><text:tab/>( ESC_SEQ </text:p>
      <text:p text:style-name="Code_20_with_20_indents"><text:tab/>| ~ ( <text:span text:style-name="Code_20_string_20_const">'\\'</text:span> | <text:span text:style-name="Code_20_string_20_const">'"'</text:span> ) </text:p>
      <text:p text:style-name="Code_20_with_20_indents"><text:tab/>) * </text:p>
      <text:p text:style-name="Code_20_with_20_indents"><text:tab/><text:span text:style-name="Code_20_string_20_const">'"'</text:span> </text:p>
      <text:p text:style-name="Code_20_with_20_indents"><text:tab/>;</text:p>
      <text:p text:style-name="Text_20_body">здесь тильда <text:bookmark-start text:name="__DdeLink__1316_1606385353"/>указывает что должны за ней следовать символы кроме косой черты или двойных кавычек.<text:bookmark-end text:name="__DdeLink__1316_1606385353"/></text:p>
      <text:p text:style-name="Text_20_body">Две точки подряд используется что бы сократить перечисление символов, пример правило HEX_DIGIT:</text:p>
      <text:p text:style-name="Code_20_with_20_indents">HEX_DIGIT </text:p>
      <text:p text:style-name="Code_20_with_20_indents"><text:soft-page-break/><text:tab/>: <text:span text:style-name="Code_20_string_20_const">'0'</text:span> .. <text:span text:style-name="Code_20_string_20_const">'9'</text:span></text:p>
      <text:p text:style-name="Code_20_with_20_indents"><text:tab/>| <text:span text:style-name="Code_20_string_20_const">'a'</text:span> .. <text:span text:style-name="Code_20_string_20_const">'f'</text:span></text:p>
      <text:p text:style-name="Code_20_with_20_indents"><text:tab/>| <text:span text:style-name="Code_20_string_20_const">'A'</text:span> .. <text:span text:style-name="Code_20_string_20_const">'F'</text:span></text:p>
      <text:p text:style-name="Code_20_with_20_indents"><text:tab/>;</text:p>
      <text:p text:style-name="Text_20_body">Так '0' .. '9' соответственно обозначает вот такое выражение: '0' | '1' | '2' | '3' | '4' | '5' | '6' | '7' | '8' | '9'.</text:p>
      <text:h text:style-name="Heading_20_3" text:outline-level="3">Резюме</text:h>
      <text:list xml:id="list5018699703722716145" text:style-name="L3">
        <text:list-item>
          <text:p text:style-name="P20">Любое правило начинается с идентификатора, затем двоеточие отделяется от описания и заканчивается точкой с запятой;</text:p>
          <text:p text:style-name="P20">Пример: expression : varDefine | whileCycle | forCycle | assign | block | flow ;</text:p>
        </text:list-item>
        <text:list-item>
          <text:p text:style-name="P20"><text:span text:style-name="T4">Последовательность</text:span> (что за чем следует) определяется также как она зада в описании правила;</text:p>
        </text:list-item>
        <text:list-item>
          <text:p text:style-name="P20">Если встречается <text:span text:style-name="T4">символ звездочка *</text:span>, то считается что последнее правило, группа или текстовая константа — то она может быть повторена 0 или более раз;</text:p>
        </text:list-item>
        <text:list-item>
          <text:p text:style-name="P20">Если встречается <text:span text:style-name="T4">символ вопроса ?</text:span>, то считается что последнее правило, группа или текстовая константа — может быть отсутствовать;</text:p>
        </text:list-item>
        <text:list-item>
          <text:p text:style-name="P20"><text:span text:style-name="T4">Вертикальная черта</text:span> обозначает наличие альтернативного описания правила;</text:p>
        </text:list-item>
        <text:list-item>
          <text:p text:style-name="P20"><text:span text:style-name="T4">Круглые скобки</text:span><text:span text:style-name="T5"> используются для группировки ;</text:span></text:p>
        </text:list-item>
        <text:list-item>
          <text:p text:style-name="P20"><text:span text:style-name="T4">Одинарные кавычки</text:span><text:span text:style-name="T5"> используются для определения какие символы ожидать; </text:span></text:p>
        </text:list-item>
        <text:list-item>
          <text:p text:style-name="P20"><text:span text:style-name="T5">Если между двумя последовательностями символов заданных одинарными кавычками находятся </text:span><text:span text:style-name="T4">две точки подряд</text:span><text:span text:style-name="T5"> — это обозначает последовательность возможных вариантов. Пример:</text:span></text:p>
          <text:p text:style-name="P21">Так '0' .. '9' соответственно обозначает вот такое выражение: '0' | '1' | '2' | '3' | '4' | '5' | '6' | '7' | '8' | '9'.</text:p>
        </text:list-item>
        <text:list-item>
          <text:p text:style-name="P20"><text:span text:style-name="T5">Символ </text:span><text:span text:style-name="T4">тильда</text:span><text:span text:style-name="T5"> — обозначает правило отрицания следующего правила, пример:</text:span></text:p>
          <text:p text:style-name="P20"><text:span text:style-name="T5">~ ( </text:span><text:span text:style-name="Code_20_string_20_const"><text:span text:style-name="T6">'\\'</text:span></text:span><text:span text:style-name="T5"> | </text:span><text:span text:style-name="Code_20_string_20_const"><text:span text:style-name="T6">'"'</text:span></text:span><text:span text:style-name="T5"> )</text:span></text:p>
          <text:p text:style-name="P21">Указывает что должны за ней следовать символы кроме косой черты или двойных кавычек.</text:p>
        </text:list-item>
        <text:list-item>
          <text:p text:style-name="P20"><text:span text:style-name="T4">Ссылка на правило</text:span><text:span text:style-name="T5"> задается простым написанием его идентификатора;</text:span></text:p>
        </text:list-item>
      </text:list>
      <text:h text:style-name="Heading_20_2" text:outline-level="2"><text:bookmark-start text:name="__RefHeading__2032_1708471719"/><text:soft-page-break/>expressions<text:bookmark-end text:name="__RefHeading__2032_1708471719"/></text:h>
      <text:p text:style-name="Code_20_with_20_indents">expressions</text:p>
      <text:p text:style-name="Code_20_with_20_indents"><text:tab/>:<text:tab/><text:bookmark-ref text:reference-format="text" text:ref-name="__RefHeading__1428_1708471719">expression</text:bookmark-ref> </text:p>
      <text:p text:style-name="Code_20_with_20_indents"><text:tab/>( <text:tab/><text:span text:style-name="Code_20_string_20_const">';'</text:span> <text:bookmark-ref text:reference-format="text" text:ref-name="__RefHeading__1428_1708471719">expression</text:bookmark-ref> ) * </text:p>
      <text:p text:style-name="Code_20_with_20_indents"><text:tab/>( <text:tab/><text:span text:style-name="Code_20_string_20_const">';'</text:span> ) ? </text:p>
      <text:p text:style-name="Code_20_with_20_indents"><text:tab/>;</text:p>
      <text:p text:style-name="Text_20_body">Это начальное правило описывающее всю грамматику языка lang2, т. е. весь язык. Так любая программа (lang2) состоит из набора выражений разделенных точкой с запятой.</text:p>
      <text:p text:style-name="Text_20_body">Результатом вычисления этого набора выражений является последний вычисленный результат, в данном случаи подразумеваться последнее выражение (expression), но не обязательно, возможно в процессе вычислений появится внештатная ситуация, <text:span text:style-name="T8">например конструкция return, throw см. </text:span><text:span text:style-name="T8"><text:bookmark-ref text:reference-format="text" text:ref-name="__RefHeading__1440_1708471719">flow</text:bookmark-ref></text:span>.</text:p>
      <text:h text:style-name="Heading_20_2" text:outline-level="2"><text:bookmark-start text:name="__RefHeading__1428_1708471719"/>expression<text:bookmark-end text:name="__RefHeading__1428_1708471719"/></text:h>
      <text:p text:style-name="Code_20_with_20_indents">expression </text:p>
      <text:p text:style-name="Code_20_with_20_indents"><text:s text:c="4"/>: <text:s text:c="2"/><text:bookmark-ref text:reference-format="text" text:ref-name="__RefHeading__1430_1708471719">varDefine</text:bookmark-ref></text:p>
      <text:p text:style-name="Code_20_with_20_indents"><text:s text:c="4"/>| <text:s text:c="2"/><text:bookmark-ref text:reference-format="text" text:ref-name="__RefHeading__1432_1708471719">whileCycle</text:bookmark-ref></text:p>
      <text:p text:style-name="Code_20_with_20_indents"><text:s text:c="4"/>| <text:s text:c="2"/><text:bookmark-ref text:reference-format="text" text:ref-name="__RefHeading__1434_1708471719">forCycle</text:bookmark-ref></text:p>
      <text:p text:style-name="Code_20_with_20_indents"><text:s text:c="4"/>| <text:s text:c="2"/><text:bookmark-ref text:reference-format="text" text:ref-name="__RefHeading__1436_1708471719">assign</text:bookmark-ref></text:p>
      <text:p text:style-name="Code_20_with_20_indents"><text:s text:c="4"/>| <text:s text:c="2"/><text:bookmark-ref text:reference-format="text" text:ref-name="__RefHeading__1438_1708471719">block</text:bookmark-ref> </text:p>
      <text:p text:style-name="Code_20_with_20_indents"><text:s text:c="4"/>| <text:s text:c="2"/><text:bookmark-ref text:reference-format="text" text:ref-name="__RefHeading__1440_1708471719">flow</text:bookmark-ref> </text:p>
      <text:p text:style-name="Code_20_with_20_indents"><text:s text:c="4"/>;</text:p>
      <text:p text:style-name="P4">Эт<text:span text:style-name="T9">а</text:span> конструкция описывает класс основных выражений языка как определение переменной, цикл, присваивание и т.д.</text:p>
      <text:h text:style-name="Heading_20_2" text:outline-level="2"><text:bookmark-start text:name="__RefHeading__1430_1708471719"/>varDefine<text:bookmark-end text:name="__RefHeading__1430_1708471719"/></text:h>
      <text:p text:style-name="Code_20_with_20_indents">varDefine</text:p>
      <text:p text:style-name="Code_20_with_20_indents"><text:s text:c="4"/>: <text:span text:style-name="Code_20_string_20_const">'var'</text:span> <text:bookmark-ref text:reference-format="text" text:ref-name="__RefHeading__1442_1708471719">ID</text:bookmark-ref> ( <text:span text:style-name="Code_20_string_20_const">'='</text:span> <text:bookmark-ref text:reference-format="text" text:ref-name="__RefHeading__1428_1708471719">expression</text:bookmark-ref> ) ? ;</text:p>
      <text:p text:style-name="P5">Эта конструкция <text:span text:style-name="T10">определяет</text:span> переменную в памяти.</text:p>
      <text:h text:style-name="Heading_20_2" text:outline-level="2"><text:bookmark-start text:name="__RefHeading__1432_1708471719"/>whileCycle<text:bookmark-end text:name="__RefHeading__1432_1708471719"/></text:h>
      <text:p text:style-name="Code_20_with_20_indents">whileCycle</text:p>
      <text:p text:style-name="Code_20_with_20_indents"><text:s text:c="4"/>: <text:span text:style-name="Code_20_string_20_const">'while'</text:span> <text:span text:style-name="Code_20_string_20_const">'('</text:span> <text:bookmark-ref text:reference-format="text" text:ref-name="__RefHeading__1428_1708471719">expression</text:bookmark-ref> <text:span text:style-name="Code_20_string_20_const">')'</text:span> <text:bookmark-ref text:reference-format="text" text:ref-name="__RefHeading__1428_1708471719">expression</text:bookmark-ref> ;</text:p>
      <text:p text:style-name="P5">Эта конструкция определяет обычный цикл с условием. <text:span text:style-name="T10">Цикл будет выполняться пока первое выражение возвращает значение Истина в первом выражении. Сначала вычисляется выражение в скобках, и если оно истинно, то вычисляет второе выражение, затем снова происходит повтор.</text:span></text:p>
      <text:p text:style-name="P6">Пример</text:p>
      <text:p text:style-name="P11">var a=1;</text:p>
      <text:p text:style-name="P11"><text:soft-page-break/>while( true ){</text:p>
      <text:p text:style-name="P11"><text:tab/>a = a + 1;</text:p>
      <text:p text:style-name="P11"><text:tab/>a &gt; 5 ? break</text:p>
      <text:p text:style-name="P11">}</text:p>
      <text:p text:style-name="P11">a</text:p>
      <text:p text:style-name="Code_20_output">6</text:p>
      <text:p text:style-name="P8">В данном примере цикл выполняется столько раз, пока переменная a не достигает значения 6.</text:p>
      <text:p text:style-name="P10">var a=1;</text:p>
      <text:p text:style-name="P10">var b=[];</text:p>
      <text:p text:style-name="P10">while( true ){</text:p>
      <text:p text:style-name="P10"><text:tab/>a = a + 1;</text:p>
      <text:p text:style-name="P10"><text:tab/>a &gt; 20 ? break;</text:p>
      <text:p text:style-name="P10"><text:tab/>a &gt; 5 ? continue;</text:p>
      <text:p text:style-name="P10"><text:tab/>b[b.length]=a</text:p>
      <text:p text:style-name="P10">}</text:p>
      <text:p text:style-name="P10">b</text:p>
      <text:p text:style-name="Code_20_output">[2, 3, 4, 5]</text:p>
      <text:p text:style-name="P7">В данном случаи определяется 2 переменных a и b. И выполняется цикл. Цикл выполняется пока переменная a не достигнет значения 21, после чего выполнение цикла завершается. Переменная b, объявленная как массив заполняется значениями <text:s/>от 2 до 5.</text:p>
      <text:h text:style-name="Heading_20_2" text:outline-level="2"><text:bookmark-start text:name="__RefHeading__1434_1708471719"/>forCycle<text:bookmark-end text:name="__RefHeading__1434_1708471719"/></text:h>
      <text:p text:style-name="Code_20_with_20_indents">forCycle</text:p>
      <text:p text:style-name="Code_20_with_20_indents"><text:s text:c="4"/>: <text:span text:style-name="Code_20_string_20_const">'for'</text:span> <text:span text:style-name="Code_20_string_20_const">'('</text:span> <text:bookmark-ref text:reference-format="text" text:ref-name="__RefHeading__1442_1708471719">ID</text:bookmark-ref> <text:span text:style-name="Code_20_string_20_const">'in'</text:span> <text:bookmark-ref text:reference-format="text" text:ref-name="__RefHeading__1428_1708471719">expression</text:bookmark-ref> <text:span text:style-name="Code_20_string_20_const">')'</text:span> <text:bookmark-ref text:reference-format="text" text:ref-name="__RefHeading__1428_1708471719">expression</text:bookmark-ref> ;</text:p>
      <text:p text:style-name="P9">Пример</text:p>
      <text:p text:style-name="P12">var src = [ 1 , 2 , 3 ]; </text:p>
      <text:p text:style-name="P12">var sum = 0; </text:p>
      <text:p text:style-name="P12">for( v in src ) { </text:p>
      <text:p text:style-name="P12"><text:tab/>sum = sum + v; </text:p>
      <text:p text:style-name="P12">}</text:p>
      <text:p text:style-name="P12">sum</text:p>
      <text:p text:style-name="Code_20_output">6</text:p>
      <text:p text:style-name="P9">Пример</text:p>
      <text:p text:style-name="Code_20_input">var src = { </text:p>
      <text:p text:style-name="Code_20_input"><text:tab/>idx : 0,</text:p>
      <text:p text:style-name="P13"><text:tab/>hasNext : function() {</text:p>
      <text:p text:style-name="P13"><text:tab/><text:tab/>this.idx &lt; 5</text:p>
      <text:p text:style-name="P13"><text:tab/>},</text:p>
      <text:p text:style-name="P13"><text:tab/>next : function(){</text:p>
      <text:p text:style-name="P13"><text:tab/><text:tab/>this.idx = this.idx + 1;</text:p>
      <text:p text:style-name="P13"><text:tab/><text:tab/>this.idx</text:p>
      <text:p text:style-name="P13"><text:tab/>}</text:p>
      <text:p text:style-name="Code_20_input">}; </text:p>
      <text:p text:style-name="Code_20_input">var sum = 0; </text:p>
      <text:p text:style-name="Code_20_input">for( v in src ) { </text:p>
      <text:p text:style-name="Code_20_input"><text:tab/>sum = sum + v; </text:p>
      <text:p text:style-name="Code_20_input">} </text:p>
      <text:p text:style-name="Code_20_input">sum</text:p>
      <text:p text:style-name="Code_20_output">15</text:p>
      <text:h text:style-name="Heading_20_2" text:outline-level="2"><text:bookmark-start text:name="__RefHeading__1436_1708471719"/><text:soft-page-break/>assign<text:bookmark-end text:name="__RefHeading__1436_1708471719"/></text:h>
      <text:p text:style-name="Code_20_with_20_indents">assign </text:p>
      <text:p text:style-name="Code_20_with_20_indents"><text:tab/>: <text:bookmark-ref text:reference-format="text" text:ref-name="__RefHeading__2030_1708471719">or</text:bookmark-ref> </text:p>
      <text:p text:style-name="Code_20_with_20_indents"><text:tab/>( <text:span text:style-name="Code_20_string_20_const">'='</text:span> <text:bookmark-ref text:reference-format="text" text:ref-name="__RefHeading__1428_1708471719">expression</text:bookmark-ref> </text:p>
      <text:p text:style-name="Code_20_with_20_indents"><text:tab/>| <text:span text:style-name="Code_20_string_20_const">'?'</text:span> <text:bookmark-ref text:reference-format="text" text:ref-name="__RefHeading__1428_1708471719">expression</text:bookmark-ref> ( <text:span text:style-name="Code_20_string_20_const">':'</text:span> <text:bookmark-ref text:reference-format="text" text:ref-name="__RefHeading__1428_1708471719">expression</text:bookmark-ref> ) ? </text:p>
      <text:p text:style-name="Code_20_with_20_indents"><text:tab/>) ? </text:p>
      <text:p text:style-name="Code_20_with_20_indents"><text:tab/>;</text:p>
      <text:h text:style-name="Heading_20_2" text:outline-level="2"><text:bookmark-start text:name="__RefHeading__1438_1708471719"/>block<text:bookmark-end text:name="__RefHeading__1438_1708471719"/></text:h>
      <text:p text:style-name="Code_20_with_20_indents">block</text:p>
      <text:p text:style-name="Code_20_with_20_indents"><text:tab/>: <text:span text:style-name="Code_20_string_20_const">'{' </text:span>( <text:bookmark-ref text:reference-format="text" text:ref-name="__RefHeading__1438_1708471719">block</text:bookmark-ref> | <text:bookmark-ref text:reference-format="text" text:ref-name="__RefHeading__2032_1708471719">expressions</text:bookmark-ref> ) <text:span text:style-name="Code_20_string_20_const">'}'</text:span></text:p>
      <text:p text:style-name="Code_20_with_20_indents"><text:tab/>;</text:p>
      <text:p text:style-name="Text_20_body">Пример</text:p>
      <text:p text:style-name="P14">{</text:p>
      <text:p text:style-name="P14"><text:tab/>1+2; </text:p>
      <text:p text:style-name="P14"><text:tab/>2+2</text:p>
      <text:p text:style-name="P14">}</text:p>
      <text:p text:style-name="Code_20_output">4</text:p>
      <text:p text:style-name="Text_20_body"/>
      <text:p text:style-name="P14">{</text:p>
      <text:p text:style-name="P14"><text:tab/>var a=1; </text:p>
      <text:p text:style-name="P14"><text:tab/>{</text:p>
      <text:p text:style-name="P14"><text:tab/><text:tab/>var a=2</text:p>
      <text:p text:style-name="P14"><text:tab/>}</text:p>
      <text:p text:style-name="P14">a</text:p>
      <text:p text:style-name="P14">}</text:p>
      <text:p text:style-name="Code_20_output">1</text:p>
      <text:h text:style-name="Heading_20_2" text:outline-level="2"><text:bookmark-start text:name="__RefHeading__1440_1708471719"/>flow<text:bookmark-end text:name="__RefHeading__1440_1708471719"/></text:h>
      <text:p text:style-name="Code_20_with_20_indents">flow </text:p>
      <text:p text:style-name="Code_20_with_20_indents"><text:tab/>:<text:tab/><text:span text:style-name="Code_20_string_20_const">'if'</text:span> <text:span text:style-name="Code_20_string_20_const">'('</text:span> <text:bookmark-ref text:reference-format="text" text:ref-name="__RefHeading__1428_1708471719">expression</text:bookmark-ref> <text:span text:style-name="Code_20_string_20_const">')'</text:span> <text:bookmark-ref text:reference-format="text" text:ref-name="__RefHeading__1428_1708471719">expression</text:bookmark-ref> ( <text:span text:style-name="Code_20_string_20_const">'else'</text:span> <text:bookmark-ref text:reference-format="text" text:ref-name="__RefHeading__1428_1708471719">expression</text:bookmark-ref> ) ?</text:p>
      <text:p text:style-name="Code_20_with_20_indents"><text:tab/>| <text:tab/><text:span text:style-name="Code_20_string_20_const">'return'</text:span> ( <text:bookmark-ref text:reference-format="text" text:ref-name="__RefHeading__1428_1708471719">expression</text:bookmark-ref> ) ?</text:p>
      <text:p text:style-name="Code_20_with_20_indents"><text:tab/>| <text:tab/><text:span text:style-name="Code_20_string_20_const">'break'</text:span> ( <text:bookmark-ref text:reference-format="text" text:ref-name="__RefHeading__1428_1708471719">expression</text:bookmark-ref> ) ?</text:p>
      <text:p text:style-name="Code_20_with_20_indents"><text:tab/>|<text:tab/><text:span text:style-name="Code_20_string_20_const">'continue'</text:span> ( <text:bookmark-ref text:reference-format="text" text:ref-name="__RefHeading__1428_1708471719">expression</text:bookmark-ref> ) ?</text:p>
      <text:p text:style-name="Code_20_with_20_indents"><text:tab/>|<text:tab/><text:span text:style-name="Code_20_string_20_const">'throw'</text:span> <text:bookmark-ref text:reference-format="text" text:ref-name="__RefHeading__1428_1708471719">expression</text:bookmark-ref></text:p>
      <text:p text:style-name="Code_20_with_20_indents"><text:tab/>|<text:tab/><text:span text:style-name="Code_20_string_20_const">'try'</text:span> <text:bookmark-ref text:reference-format="text" text:ref-name="__RefHeading__1428_1708471719">expression</text:bookmark-ref> <text:span text:style-name="Code_20_string_20_const">'catch'</text:span> <text:span text:style-name="Code_20_string_20_const">'('</text:span> ID <text:span text:style-name="Code_20_string_20_const">')'</text:span> <text:bookmark-ref text:reference-format="text" text:ref-name="__RefHeading__1428_1708471719">expression</text:bookmark-ref></text:p>
      <text:p text:style-name="Code_20_with_20_indents"><text:tab/>;</text:p>
      <text:p text:style-name="Code_20_with_20_indents"/>
      <text:p text:style-name="Text_20_body">Приостановка или изменение последовательности исполнения программы:</text:p>
      <text:list xml:id="list2062054717282137299" text:style-name="L4">
        <text:list-item>
          <text:p text:style-name="P22">return — завершение выполнения функции.</text:p>
        </text:list-item>
        <text:list-item>
          <text:p text:style-name="P22">break — завершение выполнения цикла.</text:p>
        </text:list-item>
        <text:list-item>
          <text:p text:style-name="P22">continue — завершение выполнения итерации цикла, <text:span text:style-name="T11">и переход к следующей итерации.</text:span></text:p>
        </text:list-item>
        <text:list-item>
          <text:p text:style-name="P22">throw — генерация исключения.</text:p>
        </text:list-item>
        <text:list-item>
          <text:p text:style-name="P22"><text:soft-page-break/>try .. catch — «отлов» исключения.</text:p>
        </text:list-item>
      </text:list>
      <text:p text:style-name="Text_20_body">Пример</text:p>
      <text:p text:style-name="Code_20_input">var a=1;</text:p>
      <text:p text:style-name="Code_20_input">while( true ){</text:p>
      <text:p text:style-name="Code_20_input"><text:s text:c="2"/>a = a + 1;</text:p>
      <text:p text:style-name="Code_20_input"><text:s text:c="2"/>a &gt; 5 ? break</text:p>
      <text:p text:style-name="Code_20_input">}</text:p>
      <text:p text:style-name="Code_20_input">a</text:p>
      <text:p text:style-name="Code_20_output">6</text:p>
      <text:p text:style-name="Text_20_body"/>
      <text:p text:style-name="Code_20_input">var a=1;</text:p>
      <text:p text:style-name="Code_20_input">var b=[];</text:p>
      <text:p text:style-name="Code_20_input">while( true ){</text:p>
      <text:p text:style-name="Code_20_input"><text:s text:c="2"/>a = a + 1;</text:p>
      <text:p text:style-name="Code_20_input"><text:s text:c="2"/>a &gt; 20 ? break;</text:p>
      <text:p text:style-name="Code_20_input"><text:s text:c="2"/>a &gt; 5 ? continue;</text:p>
      <text:p text:style-name="Code_20_input"><text:s text:c="2"/>b[b.length]=a</text:p>
      <text:p text:style-name="Code_20_input">}</text:p>
      <text:p text:style-name="Code_20_input">b</text:p>
      <text:p text:style-name="Code_20_output">[2, 3, 4, 5]</text:p>
      <text:p text:style-name="Text_20_body"/>
      <text:p text:style-name="Code_20_input">var f1 = function( a ){</text:p>
      <text:p text:style-name="Code_20_input"><text:s text:c="2"/>a &gt; 5 ? return a + a;</text:p>
      <text:p text:style-name="Code_20_input"><text:s text:c="2"/>a &lt; 0 ? return a - a;</text:p>
      <text:p text:style-name="Code_20_input"><text:s text:c="2"/>a * a</text:p>
      <text:p text:style-name="Code_20_input">}</text:p>
      <text:p text:style-name="Code_20_input">f1( 6 ) + f1( -2 ) + f1( 1 )</text:p>
      <text:p text:style-name="Code_20_output">13</text:p>
      <text:p text:style-name="Text_20_body"/>
      <text:p text:style-name="Code_20_input">try {</text:p>
      <text:p text:style-name="Code_20_input"><text:s text:c="2"/>throw "abc";</text:p>
      <text:p text:style-name="Code_20_input">}</text:p>
      <text:p text:style-name="Code_20_input">catch( e ) {</text:p>
      <text:p text:style-name="Code_20_input"><text:s text:c="2"/>"ok:"+e;</text:p>
      <text:p text:style-name="Code_20_input">}</text:p>
      <text:p text:style-name="Code_20_output">ok:abc</text:p>
      <text:h text:style-name="Heading_20_2" text:outline-level="2"><text:bookmark-start text:name="__RefHeading__2030_1708471719"/>or<text:bookmark-end text:name="__RefHeading__2030_1708471719"/></text:h>
      <text:p text:style-name="Code_20_with_20_indents">or<text:tab/></text:p>
      <text:p text:style-name="Code_20_with_20_indents"><text:tab/>: <text:bookmark-ref text:reference-format="text" text:ref-name="__RefHeading__1740_1708471719">xor</text:bookmark-ref> ( ( <text:span text:style-name="Code_20_string_20_const">'|'</text:span> | <text:span text:style-name="Code_20_string_20_const">'or'</text:span> ) <text:bookmark-ref text:reference-format="text" text:ref-name="__RefHeading__1740_1708471719">xor</text:bookmark-ref> ) *</text:p>
      <text:p text:style-name="Code_20_with_20_indents"><text:tab/>;</text:p>
      <text:p text:style-name="Text_20_body">Логическая операция ИЛИ.</text:p>
      <text:p text:style-name="Text_20_body">Примеры логической операции ИЛИ</text:p>
      <text:p text:style-name="Code_20_input">true or true</text:p>
      <text:p text:style-name="Code_20_output">true</text:p>
      <text:p text:style-name="Text_20_body"/>
      <text:p text:style-name="Code_20_input">true or false</text:p>
      <text:p text:style-name="Code_20_output">true</text:p>
      <text:h text:style-name="Heading_20_2" text:outline-level="2"><text:bookmark-start text:name="__RefHeading__1740_1708471719"/><text:soft-page-break/>xor<text:bookmark-end text:name="__RefHeading__1740_1708471719"/></text:h>
      <text:p text:style-name="Code_20_with_20_indents">xor</text:p>
      <text:p text:style-name="Code_20_with_20_indents"><text:tab/>: <text:bookmark-ref text:reference-format="text" text:ref-name="__RefHeading__1738_1708471719">and</text:bookmark-ref> ( ( <text:span text:style-name="Code_20_string_20_const">'^'</text:span> | <text:span text:style-name="Code_20_string_20_const">'xor'</text:span> ) <text:bookmark-ref text:reference-format="text" text:ref-name="__RefHeading__1738_1708471719">and</text:bookmark-ref> ) * </text:p>
      <text:p text:style-name="Code_20_with_20_indents"><text:tab/>;</text:p>
      <text:p text:style-name="Text_20_body">Логическая операция НЕ ИЛИ.</text:p>
      <text:p text:style-name="Text_20_body">Примеры логической операции НЕ ИЛИ</text:p>
      <text:p text:style-name="Code_20_input">true xor true</text:p>
      <text:p text:style-name="Code_20_output">false</text:p>
      <text:p text:style-name="Text_20_body"/>
      <text:p text:style-name="Code_20_input">true xor false</text:p>
      <text:p text:style-name="Code_20_output">true</text:p>
      <text:p text:style-name="Text_20_body"/>
      <text:p text:style-name="Code_20_input">false xor true</text:p>
      <text:p text:style-name="Code_20_output">true</text:p>
      <text:p text:style-name="Text_20_body"/>
      <text:p text:style-name="Code_20_input">false xor false</text:p>
      <text:p text:style-name="Code_20_output">false</text:p>
      <text:h text:style-name="Heading_20_2" text:outline-level="2"><text:bookmark-start text:name="__RefHeading__1738_1708471719"/>and<text:bookmark-end text:name="__RefHeading__1738_1708471719"/></text:h>
      <text:p text:style-name="Code_20_with_20_indents">and</text:p>
      <text:p text:style-name="Code_20_with_20_indents"><text:tab/>: <text:bookmark-ref text:reference-format="text" text:ref-name="__RefHeading__1736_1708471719">compare</text:bookmark-ref> ( ( <text:span text:style-name="Code_20_string_20_const">'&amp;'</text:span> | <text:span text:style-name="Code_20_string_20_const">'and'</text:span> ) <text:bookmark-ref text:reference-format="text" text:ref-name="__RefHeading__1736_1708471719">compare</text:bookmark-ref> ) * </text:p>
      <text:p text:style-name="Code_20_with_20_indents"><text:tab/>;</text:p>
      <text:p text:style-name="Text_20_body">Логическая операция И.</text:p>
      <text:p text:style-name="Text_20_body">Примеры логической операции И</text:p>
      <text:p text:style-name="Code_20_input">true and true</text:p>
      <text:p text:style-name="Code_20_output">true</text:p>
      <text:p text:style-name="Text_20_body"/>
      <text:p text:style-name="Code_20_input">true and false</text:p>
      <text:p text:style-name="Code_20_output">false</text:p>
      <text:p text:style-name="Text_20_body"/>
      <text:p text:style-name="Code_20_input">true and not false</text:p>
      <text:p text:style-name="Code_20_output">true</text:p>
      <text:h text:style-name="Heading_20_2" text:outline-level="2"><text:bookmark-start text:name="__RefHeading__1736_1708471719"/>compare<text:bookmark-end text:name="__RefHeading__1736_1708471719"/></text:h>
      <text:p text:style-name="Code_20_with_20_indents">compare</text:p>
      <text:p text:style-name="Code_20_with_20_indents"><text:tab/>: <text:bookmark-ref text:reference-format="text" text:ref-name="__RefHeading__1734_1708471719">addition</text:bookmark-ref></text:p>
      <text:p text:style-name="Code_20_with_20_indents"><text:tab/>( ( <text:span text:style-name="Code_20_string_20_const">'&lt;&gt;'</text:span> | <text:span text:style-name="Code_20_string_20_const">'!='</text:span> ) <text:bookmark-ref text:reference-format="text" text:ref-name="__RefHeading__1734_1708471719">addition</text:bookmark-ref></text:p>
      <text:p text:style-name="Code_20_with_20_indents"><text:tab/>| <text:span text:style-name="Code_20_string_20_const">'&lt;='</text:span> <text:bookmark-ref text:reference-format="text" text:ref-name="__RefHeading__1734_1708471719">addition</text:bookmark-ref></text:p>
      <text:p text:style-name="Code_20_with_20_indents"><text:tab/>| <text:span text:style-name="Code_20_string_20_const">'&gt;='</text:span> <text:bookmark-ref text:reference-format="text" text:ref-name="__RefHeading__1734_1708471719">addition</text:bookmark-ref></text:p>
      <text:p text:style-name="Code_20_with_20_indents"><text:tab/>| <text:span text:style-name="Code_20_string_20_const">'=='</text:span> <text:bookmark-ref text:reference-format="text" text:ref-name="__RefHeading__1734_1708471719">addition</text:bookmark-ref></text:p>
      <text:p text:style-name="Code_20_with_20_indents"><text:tab/>| <text:span text:style-name="Code_20_string_20_const">'&lt;'</text:span> <text:bookmark-ref text:reference-format="text" text:ref-name="__RefHeading__1734_1708471719">addition</text:bookmark-ref></text:p>
      <text:p text:style-name="Code_20_with_20_indents"><text:tab/>| <text:span text:style-name="Code_20_string_20_const">'&gt;'</text:span> <text:bookmark-ref text:reference-format="text" text:ref-name="__RefHeading__1734_1708471719">addition</text:bookmark-ref></text:p>
      <text:p text:style-name="Code_20_with_20_indents"><text:tab/>) *</text:p>
      <text:p text:style-name="Code_20_with_20_indents"><text:soft-page-break/><text:tab/>;</text:p>
      <text:p text:style-name="Text_20_body">Операция сравнения.</text:p>
      <text:p text:style-name="Text_20_body">Примеры сравнения</text:p>
      <text:p text:style-name="Code_20_input">1==1</text:p>
      <text:p text:style-name="Code_20_output">true</text:p>
      <text:p text:style-name="Text_20_body"/>
      <text:p text:style-name="Code_20_input">2&lt;&gt;1</text:p>
      <text:p text:style-name="Code_20_output">true</text:p>
      <text:p text:style-name="Text_20_body"/>
      <text:p text:style-name="Code_20_input">2&gt;1</text:p>
      <text:p text:style-name="Code_20_output">true</text:p>
      <text:p text:style-name="Text_20_body"/>
      <text:p text:style-name="Code_20_input">2&lt;1</text:p>
      <text:p text:style-name="Code_20_output">false</text:p>
      <text:p text:style-name="Text_20_body"/>
      <text:p text:style-name="Code_20_input">2&gt;=2</text:p>
      <text:p text:style-name="Code_20_output">true</text:p>
      <text:p text:style-name="Text_20_body"/>
      <text:p text:style-name="Code_20_input">2&gt;=1</text:p>
      <text:p text:style-name="Code_20_output">true</text:p>
      <text:p text:style-name="Text_20_body"/>
      <text:p text:style-name="Code_20_input">1&lt;=2</text:p>
      <text:p text:style-name="Code_20_output">true</text:p>
      <text:p text:style-name="Text_20_body"/>
      <text:p text:style-name="Code_20_input">1&lt;=1</text:p>
      <text:p text:style-name="Code_20_output">true</text:p>
      <text:p text:style-name="Text_20_body"/>
      <text:p text:style-name="Code_20_input">"abc" &lt; "def"</text:p>
      <text:p text:style-name="Code_20_output">true</text:p>
      <text:p text:style-name="Text_20_body"/>
      <text:p text:style-name="Code_20_input">"abc" == "def"</text:p>
      <text:p text:style-name="Code_20_output">false</text:p>
      <text:h text:style-name="Heading_20_2" text:outline-level="2"><text:bookmark-start text:name="__RefHeading__1734_1708471719"/>addition<text:bookmark-end text:name="__RefHeading__1734_1708471719"/></text:h>
      <text:p text:style-name="Code_20_with_20_indents">addition</text:p>
      <text:p text:style-name="Code_20_with_20_indents"><text:tab/>: ( <text:span text:style-name="Code_20_string_20_const">'-'</text:span> ) ? </text:p>
      <text:p text:style-name="Code_20_with_20_indents"><text:tab/> <text:s text:c="5"/><text:bookmark-ref text:reference-format="text" text:ref-name="__RefHeading__1732_1708471719">multiple</text:bookmark-ref> </text:p>
      <text:p text:style-name="Code_20_with_20_indents"><text:tab/>( <text:span text:style-name="Code_20_string_20_const">'+'</text:span> <text:bookmark-ref text:reference-format="text" text:ref-name="__RefHeading__1732_1708471719">multiple</text:bookmark-ref> </text:p>
      <text:p text:style-name="Code_20_with_20_indents"><text:tab/>| <text:span text:style-name="Code_20_string_20_const">'-'</text:span> <text:bookmark-ref text:reference-format="text" text:ref-name="__RefHeading__1732_1708471719">multiple</text:bookmark-ref> </text:p>
      <text:p text:style-name="Code_20_with_20_indents"><text:tab/>) *</text:p>
      <text:p text:style-name="Code_20_with_20_indents"><text:tab/>;</text:p>
      <text:p text:style-name="Text_20_body">Сложение.</text:p>
      <text:p text:style-name="Text_20_body">Примеры</text:p>
      <text:p text:style-name="Code_20_input"><text:soft-page-break/>(2+2-3)*4/2</text:p>
      <text:p text:style-name="Code_20_output">2.0</text:p>
      <text:p text:style-name="Text_20_body"/>
      <text:p text:style-name="Code_20_input">"abc" + "def"</text:p>
      <text:p text:style-name="Code_20_output">abcdef</text:p>
      <text:p text:style-name="Text_20_body"/>
      <text:p text:style-name="P15">-1+1</text:p>
      <text:p text:style-name="P17">0</text:p>
      <text:h text:style-name="Heading_20_2" text:outline-level="2"><text:bookmark-start text:name="__RefHeading__1732_1708471719"/>multiple<text:bookmark-end text:name="__RefHeading__1732_1708471719"/></text:h>
      <text:p text:style-name="Code_20_with_20_indents">multiple</text:p>
      <text:p text:style-name="P3"><text:tab/>: <text:bookmark-ref text:reference-format="text" text:ref-name="__RefHeading__1730_1708471719">postfix</text:bookmark-ref> ( <text:span text:style-name="Code_20_string_20_const">'*'</text:span> <text:bookmark-ref text:reference-format="text" text:ref-name="__RefHeading__1730_1708471719">postfix</text:bookmark-ref> | <text:span text:style-name="Code_20_string_20_const">'/'</text:span> <text:bookmark-ref text:reference-format="text" text:ref-name="__RefHeading__1730_1708471719">postfix</text:bookmark-ref> <text:span text:style-name="T7">| </text:span><text:span text:style-name="Code_20_string_20_const"><text:span text:style-name="T7">'%'</text:span></text:span><text:span text:style-name="T7"> </text:span><text:span text:style-name="T7"><text:bookmark-ref text:reference-format="text" text:ref-name="__RefHeading__1730_1708471719">postfix</text:bookmark-ref></text:span> ) *</text:p>
      <text:p text:style-name="Code_20_with_20_indents"><text:tab/>;</text:p>
      <text:p text:style-name="Text_20_body">Умножение.</text:p>
      <text:p text:style-name="Text_20_body">Примеры</text:p>
      <text:p text:style-name="Code_20_input">(2+2-3)*4/2</text:p>
      <text:p text:style-name="Code_20_output">2.0</text:p>
      <text:h text:style-name="Heading_20_2" text:outline-level="2"><text:bookmark-start text:name="__RefHeading__1730_1708471719"/>postfix<text:bookmark-end text:name="__RefHeading__1730_1708471719"/></text:h>
      <text:p text:style-name="Code_20_with_20_indents">postfix </text:p>
      <text:p text:style-name="Code_20_with_20_indents"><text:tab/>: <text:bookmark-ref text:reference-format="text" text:ref-name="__RefHeading__1728_1708471719">value</text:bookmark-ref></text:p>
      <text:p text:style-name="Code_20_with_20_indents"><text:tab/>( <text:span text:style-name="Code_20_string_20_const">'.'</text:span> <text:bookmark-ref text:reference-format="text" text:ref-name="__RefHeading__1442_1708471719">ID</text:bookmark-ref></text:p>
      <text:p text:style-name="Code_20_with_20_indents"><text:tab/>| <text:span text:style-name="Code_20_string_20_const">'['</text:span> <text:bookmark-ref text:reference-format="text" text:ref-name="__RefHeading__1428_1708471719">expression</text:bookmark-ref> <text:span text:style-name="Code_20_string_20_const">']'</text:span></text:p>
      <text:p text:style-name="Code_20_with_20_indents"><text:tab/>| <text:span text:style-name="Code_20_string_20_const">'('</text:span> ( <text:bookmark-ref text:reference-format="text" text:ref-name="__RefHeading__1428_1708471719">expression</text:bookmark-ref> ( <text:span text:style-name="Code_20_string_20_const">','</text:span> <text:bookmark-ref text:reference-format="text" text:ref-name="__RefHeading__1428_1708471719">expression</text:bookmark-ref> ) * ) ? <text:span text:style-name="Code_20_string_20_const">')'</text:span></text:p>
      <text:p text:style-name="Code_20_with_20_indents"><text:tab/>) *</text:p>
      <text:p text:style-name="Code_20_with_20_indents"><text:tab/>;</text:p>
      <text:p text:style-name="Text_20_body">.ID - Доступ к элементу массива/объекта.</text:p>
      <text:p text:style-name="Text_20_body">[ expression ] - Доступ к элементу массива/символу в строке.</text:p>
      <text:p text:style-name="Text_20_body">( expression (, expression)* ) - Вызов функции/метода.</text:p>
      <text:p text:style-name="Text_20_body">Пример</text:p>
      <text:p text:style-name="Code_20_input">var lst = [ "str", "ing" ];</text:p>
      <text:p text:style-name="Code_20_input">lst[0] + lst[1]</text:p>
      <text:p text:style-name="Code_20_output">string</text:p>
      <text:p text:style-name="Text_20_body"/>
      <text:p text:style-name="P15">var obj = {</text:p>
      <text:p text:style-name="P15"><text:tab/>a : 1+2,</text:p>
      <text:p text:style-name="P15"><text:tab/>b : "aa",</text:p>
      <text:p text:style-name="P15"><text:tab/>c : true,</text:p>
      <text:p text:style-name="P15"><text:tab/>d : function ( <text:span text:style-name="T12">self, </text:span>a, b ) { a + b } </text:p>
      <text:p text:style-name="P15">};</text:p>
      <text:p text:style-name="Code_20_input">obj.a</text:p>
      <text:p text:style-name="Code_20_output">3.0</text:p>
      <text:p text:style-name="Text_20_body"/>
      <text:p text:style-name="P15">var obj = {</text:p>
      <text:p text:style-name="P15"><text:soft-page-break/><text:tab/>a : 1+2,</text:p>
      <text:p text:style-name="P15"><text:tab/>b : "aa",</text:p>
      <text:p text:style-name="P15"><text:tab/>c : true,</text:p>
      <text:p text:style-name="P15"><text:tab/>d : function ( <text:span text:style-name="T12">self, </text:span>a, b ) { a + b } </text:p>
      <text:p text:style-name="P15">};</text:p>
      <text:p text:style-name="Code_20_input">obj.d( 2, 3 )</text:p>
      <text:p text:style-name="Code_20_output">5.0</text:p>
      <text:h text:style-name="Heading_20_2" text:outline-level="2"><text:bookmark-start text:name="__RefHeading__1728_1708471719"/>value<text:bookmark-end text:name="__RefHeading__1728_1708471719"/></text:h>
      <text:p text:style-name="Code_20_with_20_indents">value </text:p>
      <text:p text:style-name="Code_20_with_20_indents"><text:tab/>: <text:bookmark-ref text:reference-format="text" text:ref-name="__RefHeading__1726_1708471719">constPrimitive</text:bookmark-ref></text:p>
      <text:p text:style-name="Code_20_with_20_indents"><text:tab/>| <text:bookmark-ref text:reference-format="text" text:ref-name="__RefHeading__1442_1708471719">ID</text:bookmark-ref></text:p>
      <text:p text:style-name="Code_20_with_20_indents"><text:tab/>| NOT <text:bookmark-ref text:reference-format="text" text:ref-name="__RefHeading__1428_1708471719">expression</text:bookmark-ref></text:p>
      <text:p text:style-name="Code_20_with_20_indents"><text:tab/>| <text:span text:style-name="Code_20_string_20_const">'('</text:span> <text:bookmark-ref text:reference-format="text" text:ref-name="__RefHeading__1428_1708471719">expression</text:bookmark-ref> <text:span text:style-name="Code_20_string_20_const">')'</text:span></text:p>
      <text:p text:style-name="Code_20_with_20_indents"><text:tab/>| <text:bookmark-ref text:reference-format="text" text:ref-name="__RefHeading__1724_1708471719">functionDefine</text:bookmark-ref></text:p>
      <text:p text:style-name="Code_20_with_20_indents"><text:tab/>| <text:bookmark-ref text:reference-format="text" text:ref-name="__RefHeading__1534_1708471719">objectDefine</text:bookmark-ref></text:p>
      <text:p text:style-name="Code_20_with_20_indents"><text:tab/>| <text:bookmark-ref text:reference-format="text" text:ref-name="__RefHeading__1532_1708471719">arrayDefine</text:bookmark-ref></text:p>
      <text:p text:style-name="Code_20_with_20_indents"><text:tab/>;</text:p>
      <text:p text:style-name="Text_20_body">Указывает на значение, как то число, объект, функцию ...</text:p>
      <text:h text:style-name="Heading_20_2" text:outline-level="2"><text:bookmark-start text:name="__RefHeading__1726_1708471719"/>constPrimitive<text:bookmark-end text:name="__RefHeading__1726_1708471719"/></text:h>
      <text:p text:style-name="Code_20_with_20_indents">constPrimitive </text:p>
      <text:p text:style-name="Code_20_with_20_indents"><text:tab/>: <text:span text:style-name="Code_20_string_20_const">'true'</text:span></text:p>
      <text:p text:style-name="Code_20_with_20_indents"><text:tab/>| <text:span text:style-name="Code_20_string_20_const">'false'</text:span></text:p>
      <text:p text:style-name="Code_20_with_20_indents"><text:tab/>| <text:span text:style-name="Code_20_string_20_const">'null'</text:span></text:p>
      <text:p text:style-name="Code_20_with_20_indents"><text:tab/>| <text:bookmark-ref text:reference-format="text" text:ref-name="__RefHeading__2034_1708471719">FLOAT</text:bookmark-ref></text:p>
      <text:p text:style-name="Code_20_with_20_indents"><text:tab/>| <text:bookmark-ref text:reference-format="text" text:ref-name="__RefHeading__2036_1708471719">INT</text:bookmark-ref></text:p>
      <text:p text:style-name="Code_20_with_20_indents"><text:tab/>| <text:bookmark-ref text:reference-format="text" text:ref-name="__RefHeading__2038_1708471719">STRING</text:bookmark-ref></text:p>
      <text:p text:style-name="Code_20_with_20_indents"><text:tab/>;</text:p>
      <text:p text:style-name="Text_20_body">Объявление константы.</text:p>
      <text:p text:style-name="Text_20_body">Булево</text:p>
      <text:p text:style-name="Code_20_with_20_indents">true</text:p>
      <text:p text:style-name="Code_20_with_20_indents">false</text:p>
      <text:p text:style-name="Text_20_body"/>
      <text:p text:style-name="Text_20_body">Нулевая ссылка</text:p>
      <text:p text:style-name="Code_20_with_20_indents">null</text:p>
      <text:p text:style-name="Text_20_body"/>
      <text:p text:style-name="Text_20_body">Плавующее число</text:p>
      <text:p text:style-name="Code_20_with_20_indents">12.34</text:p>
      <text:p text:style-name="Text_20_body"/>
      <text:p text:style-name="Text_20_body">Целое число</text:p>
      <text:p text:style-name="Code_20_with_20_indents">56</text:p>
      <text:p text:style-name="Text_20_body"/>
      <text:p text:style-name="Text_20_body"><text:soft-page-break/>Строка</text:p>
      <text:p text:style-name="Code_20_input">"Последовательность символов"</text:p>
      <text:p text:style-name="Code_20_input">"Перевод\nстроки"</text:p>
      <text:p text:style-name="Text_20_body"/>
      <text:p text:style-name="Text_20_body">Возможны следующие экранированные символы:</text:p>
      <text:p text:style-name="Code_20_with_20_indents">\n</text:p>
      <text:p text:style-name="Code_20_with_20_indents">\r</text:p>
      <text:p text:style-name="Code_20_with_20_indents">\t</text:p>
      <text:p text:style-name="Code_20_with_20_indents">\b</text:p>
      <text:p text:style-name="Code_20_with_20_indents">\f</text:p>
      <text:p text:style-name="Code_20_with_20_indents">\"</text:p>
      <text:p text:style-name="Code_20_with_20_indents">\'</text:p>
      <text:p text:style-name="Code_20_with_20_indents">\\</text:p>
      <text:p text:style-name="Text_20_body"/>
      <text:p text:style-name="Text_20_body">А также использование UNICODE значений:</text:p>
      <text:p text:style-name="Code_20_input">"\u0411\u0443\u043A\u0432\u0430"</text:p>
      <text:p text:style-name="Code_20_output">Буква</text:p>
      <text:p text:style-name="Text_20_body"/>
      <text:p text:style-name="Text_20_body">И использование 8-ричных значений:</text:p>
      <text:p text:style-name="Code_20_input">"\0117\0143\0164\0141\0154"</text:p>
      <text:p text:style-name="Code_20_output">Octal</text:p>
      <text:h text:style-name="Heading_20_2" text:outline-level="2"><text:bookmark-start text:name="__RefHeading__1724_1708471719"/>functionDefine<text:bookmark-end text:name="__RefHeading__1724_1708471719"/></text:h>
      <text:p text:style-name="Code_20_with_20_indents">functionDefine </text:p>
      <text:p text:style-name="Code_20_with_20_indents"><text:tab/>:<text:tab/></text:p>
      <text:p text:style-name="Code_20_with_20_indents"><text:tab/><text:bookmark-ref text:reference-format="text" text:ref-name="__RefHeading__2040_1708471719">FUNCTION</text:bookmark-ref> </text:p>
      <text:p text:style-name="Code_20_with_20_indents"><text:tab/><text:span text:style-name="Code_20_string_20_const">'('</text:span> ( <text:bookmark-ref text:reference-format="text" text:ref-name="__RefHeading__1442_1708471719">ID</text:bookmark-ref> ( <text:span text:style-name="Code_20_string_20_const">','</text:span> <text:bookmark-ref text:reference-format="text" text:ref-name="__RefHeading__1442_1708471719">ID</text:bookmark-ref> ) * ) ? <text:span text:style-name="Code_20_string_20_const">')'</text:span> </text:p>
      <text:p text:style-name="Code_20_with_20_indents"><text:tab/><text:bookmark-ref text:reference-format="text" text:ref-name="__RefHeading__1428_1708471719">expression</text:bookmark-ref> </text:p>
      <text:p text:style-name="Code_20_with_20_indents"><text:tab/>;</text:p>
      <text:p text:style-name="Text_20_body">Объявление функции.</text:p>
      <text:p text:style-name="Text_20_body">Пример</text:p>
      <text:p text:style-name="Code_20_input">var f1 = function( a, b ) a+b; f1( 1,2 )</text:p>
      <text:p text:style-name="Code_20_output">3.0</text:p>
      <text:p text:style-name="Text_20_body"/>
      <text:p text:style-name="Code_20_input">var f2 = function( a ) a &gt; 2 ? recursion( a-1 ) * a : a; f2( 4 )</text:p>
      <text:p text:style-name="Code_20_output">24.0</text:p>
      <text:h text:style-name="Heading_20_2" text:outline-level="2"><text:bookmark-start text:name="__RefHeading__1532_1708471719"/>arrayDefine<text:bookmark-end text:name="__RefHeading__1532_1708471719"/></text:h>
      <text:p text:style-name="Code_20_with_20_indents">arrayDefine </text:p>
      <text:p text:style-name="Code_20_with_20_indents"><text:tab/>: </text:p>
      <text:p text:style-name="Code_20_with_20_indents"><text:tab/><text:span text:style-name="Code_20_string_20_const">'['</text:span> </text:p>
      <text:p text:style-name="Code_20_with_20_indents"><text:tab/>( <text:bookmark-ref text:reference-format="text" text:ref-name="__RefHeading__1428_1708471719">expression</text:bookmark-ref> ( <text:span text:style-name="Code_20_string_20_const">','</text:span> <text:bookmark-ref text:reference-format="text" text:ref-name="__RefHeading__1428_1708471719">expression</text:bookmark-ref> ) * ) ? </text:p>
      <text:p text:style-name="Code_20_with_20_indents"><text:tab/><text:span text:style-name="Code_20_string_20_const">']'</text:span></text:p>
      <text:p text:style-name="Code_20_with_20_indents"><text:tab/>;</text:p>
      <text:p text:style-name="Text_20_body"><text:soft-page-break/>Объявление массива.</text:p>
      <text:p text:style-name="Text_20_body">Пример</text:p>
      <text:p text:style-name="Code_20_input">var lst = [ "str", "ing" ];</text:p>
      <text:p text:style-name="Code_20_input">lst[0] + lst[1]</text:p>
      <text:p text:style-name="Code_20_output">string</text:p>
      <text:p text:style-name="Text_20_body"/>
      <text:p text:style-name="Code_20_input">var lst = [ 1, 2 ];</text:p>
      <text:p text:style-name="Code_20_input">lst.length</text:p>
      <text:p text:style-name="Code_20_output">2</text:p>
      <text:h text:style-name="Heading_20_2" text:outline-level="2"><text:bookmark-start text:name="__RefHeading__1534_1708471719"/>objectDefine<text:bookmark-end text:name="__RefHeading__1534_1708471719"/></text:h>
      <text:p text:style-name="Code_20_with_20_indents">objectDefine </text:p>
      <text:p text:style-name="Code_20_with_20_indents"><text:tab/>:</text:p>
      <text:p text:style-name="Code_20_with_20_indents"><text:tab/><text:span text:style-name="Code_20_string_20_const">'{'</text:span> </text:p>
      <text:p text:style-name="Code_20_with_20_indents"><text:tab/><text:bookmark-ref text:reference-format="text" text:ref-name="__RefHeading__1442_1708471719">ID</text:bookmark-ref> <text:span text:style-name="Code_20_string_20_const">':'</text:span> <text:bookmark-ref text:reference-format="text" text:ref-name="__RefHeading__1428_1708471719">expression</text:bookmark-ref> ( <text:span text:style-name="Code_20_string_20_const">','</text:span> ID <text:span text:style-name="Code_20_string_20_const">':'</text:span> <text:bookmark-ref text:reference-format="text" text:ref-name="__RefHeading__1428_1708471719">expression</text:bookmark-ref> ) * </text:p>
      <text:p text:style-name="Code_20_with_20_indents"><text:tab/><text:span text:style-name="Code_20_string_20_const">'}'</text:span></text:p>
      <text:p text:style-name="Code_20_with_20_indents"><text:tab/>;</text:p>
      <text:p text:style-name="Text_20_body">Объявление объекта.</text:p>
      <text:p text:style-name="Text_20_body">Пример</text:p>
      <text:p text:style-name="P16">var obj = { </text:p>
      <text:p text:style-name="P16"><text:tab/>a : 1+2, </text:p>
      <text:p text:style-name="P16"><text:tab/>b : "aa", </text:p>
      <text:p text:style-name="P16"><text:tab/>c : true, </text:p>
      <text:p text:style-name="P16"><text:tab/>d : function ( <text:span text:style-name="T13">self, </text:span>a, b ) { a + b } </text:p>
      <text:p text:style-name="P16">};</text:p>
      <text:p text:style-name="Code_20_input">obj.a</text:p>
      <text:p text:style-name="Code_20_output">3</text:p>
      <text:p text:style-name="Text_20_body"/>
      <text:p text:style-name="P16">var obj = { </text:p>
      <text:p text:style-name="P16"><text:tab/>a : 1+2, </text:p>
      <text:p text:style-name="P16"><text:tab/>b : "aa", </text:p>
      <text:p text:style-name="P16"><text:tab/>c : true, </text:p>
      <text:p text:style-name="P16"><text:tab/>d : function ( <text:span text:style-name="T13">self, </text:span>a, b ) { a + b } </text:p>
      <text:p text:style-name="P16">};</text:p>
      <text:p text:style-name="Code_20_input">obj.b</text:p>
      <text:p text:style-name="Code_20_output">aa</text:p>
      <text:p text:style-name="Text_20_body"/>
      <text:p text:style-name="P16">var obj = { </text:p>
      <text:p text:style-name="P16"><text:tab/>a : 1+2, </text:p>
      <text:p text:style-name="P16"><text:tab/>b : "aa", </text:p>
      <text:p text:style-name="P16"><text:tab/>c : true, </text:p>
      <text:p text:style-name="P16"><text:tab/>d : function ( <text:span text:style-name="T13">self, </text:span>a, b ) { a + b } </text:p>
      <text:p text:style-name="P16">};</text:p>
      <text:p text:style-name="Code_20_input">obj.c</text:p>
      <text:p text:style-name="Code_20_output">true</text:p>
      <text:p text:style-name="Text_20_body"/>
      <text:p text:style-name="P16">var obj = { </text:p>
      <text:p text:style-name="P16"><text:tab/>a : 1+2, </text:p>
      <text:p text:style-name="P16"><text:tab/>b : "aa", </text:p>
      <text:p text:style-name="P16"><text:soft-page-break/><text:tab/>c : true, </text:p>
      <text:p text:style-name="P16"><text:tab/>d : function ( <text:span text:style-name="T13">self, </text:span>a, b ) { a + b } </text:p>
      <text:p text:style-name="P16">};</text:p>
      <text:p text:style-name="Code_20_input">obj.d( 2, 3 )</text:p>
      <text:p text:style-name="Code_20_output">5</text:p>
      <text:p text:style-name="Text_20_body"/>
      <text:p text:style-name="P16">var obj = {</text:p>
      <text:p text:style-name="P16"><text:tab/>a : "str",</text:p>
      <text:p text:style-name="P16"><text:tab/>b : function ( <text:span text:style-name="T13">self, </text:span>c ) { </text:p>
      <text:p text:style-name="P16"><text:tab/><text:tab/><text:span text:style-name="T13">self</text:span>.a + c </text:p>
      <text:p text:style-name="P16"><text:tab/>}</text:p>
      <text:p text:style-name="P16">};</text:p>
      <text:p text:style-name="Code_20_input">obj.b( "ing" )</text:p>
      <text:p text:style-name="Code_20_output">string</text:p>
      <text:h text:style-name="Heading_20_2" text:outline-level="2"><text:bookmark-start text:name="__RefHeading__2040_1708471719"/>FUNCTION<text:bookmark-end text:name="__RefHeading__2040_1708471719"/></text:h>
      <text:p text:style-name="Code_20_with_20_indents">FUNCTION : <text:span text:style-name="Code_20_string_20_const">'function'</text:span> ;</text:p>
      <text:h text:style-name="Heading_20_2" text:outline-level="2">NOT</text:h>
      <text:p text:style-name="Code_20_with_20_indents">NOT : <text:span text:style-name="Code_20_string_20_const">'!'</text:span> | <text:span text:style-name="Code_20_string_20_const">'not'</text:span> ;</text:p>
      <text:h text:style-name="Heading_20_2" text:outline-level="2"><text:bookmark-start text:name="__RefHeading__1442_1708471719"/>ID<text:bookmark-end text:name="__RefHeading__1442_1708471719"/></text:h>
      <text:p text:style-name="Code_20_with_20_indents">ID </text:p>
      <text:p text:style-name="Code_20_with_20_indents"><text:tab/>:</text:p>
      <text:p text:style-name="Code_20_with_20_indents"><text:tab/>( <text:span text:style-name="Code_20_string_20_const">'a'</text:span> .. <text:span text:style-name="Code_20_string_20_const">'z'</text:span> | <text:span text:style-name="Code_20_string_20_const">'A'</text:span> .. <text:span text:style-name="Code_20_string_20_const">'Z'</text:span> | <text:span text:style-name="Code_20_string_20_const">'_'</text:span> )</text:p>
      <text:p text:style-name="Code_20_with_20_indents"><text:tab/>( <text:span text:style-name="Code_20_string_20_const">'a'</text:span> .. <text:span text:style-name="Code_20_string_20_const">'z'</text:span> | <text:span text:style-name="Code_20_string_20_const">'A'</text:span> .. <text:span text:style-name="Code_20_string_20_const">'Z'</text:span> | <text:span text:style-name="Code_20_string_20_const">'0'</text:span> .. <text:span text:style-name="Code_20_string_20_const">'9'</text:span> | <text:span text:style-name="Code_20_string_20_const">'_'</text:span> ) *</text:p>
      <text:p text:style-name="Code_20_with_20_indents"><text:tab/>;</text:p>
      <text:p text:style-name="Text_20_body">Идентификатор, используется в качестве имен переменных и тд....</text:p>
      <text:h text:style-name="Heading_20_2" text:outline-level="2"><text:bookmark-start text:name="__RefHeading__2036_1708471719"/>INT<text:bookmark-end text:name="__RefHeading__2036_1708471719"/></text:h>
      <text:p text:style-name="Code_20_with_20_indents">INT : ( <text:span text:style-name="Code_20_string_20_const">'0'</text:span> .. <text:span text:style-name="Code_20_string_20_const">'9'</text:span> ) + ;</text:p>
      <text:p text:style-name="Text_20_body">Целое число.</text:p>
      <text:h text:style-name="Heading_20_2" text:outline-level="2"><text:bookmark-start text:name="__RefHeading__2034_1708471719"/>FLOAT<text:bookmark-end text:name="__RefHeading__2034_1708471719"/></text:h>
      <text:p text:style-name="Code_20_with_20_indents">FLOAT</text:p>
      <text:p text:style-name="Code_20_with_20_indents"><text:tab/>: <text:tab/></text:p>
      <text:p text:style-name="Code_20_with_20_indents"><text:tab/>( <text:span text:style-name="Code_20_string_20_const">'0'</text:span> .. <text:span text:style-name="Code_20_string_20_const">'9'</text:span> ) + </text:p>
      <text:p text:style-name="Code_20_with_20_indents"><text:tab/><text:span text:style-name="Code_20_string_20_const">'.'</text:span> ( <text:span text:style-name="Code_20_string_20_const">'0'</text:span> .. <text:span text:style-name="Code_20_string_20_const">'9'</text:span> ) * </text:p>
      <text:p text:style-name="Code_20_with_20_indents"><text:tab/>;</text:p>
      <text:p text:style-name="Text_20_body">Рациональное число</text:p>
      <text:h text:style-name="Heading_20_2" text:outline-level="2"><text:soft-page-break/>COMMENT</text:h>
      <text:p text:style-name="Code_20_with_20_indents">COMMENT</text:p>
      <text:p text:style-name="Code_20_with_20_indents"><text:tab/>:</text:p>
      <text:p text:style-name="Code_20_with_20_indents"><text:tab/><text:span text:style-name="Code_20_string_20_const">'//'</text:span> ~ ( <text:span text:style-name="Code_20_string_20_const">'\n'</text:span> | <text:span text:style-name="Code_20_string_20_const">'\r'</text:span> ) * <text:span text:style-name="Code_20_string_20_const">'\r'</text:span> ? <text:span text:style-name="Code_20_string_20_const">'\n'</text:span></text:p>
      <text:p text:style-name="Code_20_with_20_indents"><text:tab/>| <text:span text:style-name="Code_20_string_20_const">'/*'</text:span> ( . ) * <text:span text:style-name="Code_20_string_20_const">'*/'</text:span> </text:p>
      <text:p text:style-name="Code_20_with_20_indents"><text:tab/>;</text:p>
      <text:p text:style-name="Text_20_body">// - Однострочный комментарий.</text:p>
      <text:p text:style-name="Text_20_body">/* ... */ - Многострочный комментарий.</text:p>
      <text:h text:style-name="Heading_20_2" text:outline-level="2">WS</text:h>
      <text:p text:style-name="Code_20_with_20_indents">WS </text:p>
      <text:p text:style-name="Code_20_with_20_indents"><text:tab/>: <text:span text:style-name="Code_20_string_20_const">' '</text:span></text:p>
      <text:p text:style-name="Code_20_with_20_indents"><text:tab/>| <text:span text:style-name="Code_20_string_20_const">'\t'</text:span></text:p>
      <text:p text:style-name="Code_20_with_20_indents"><text:tab/>| <text:span text:style-name="Code_20_string_20_const">'\r'</text:span></text:p>
      <text:p text:style-name="Code_20_with_20_indents"><text:tab/>| <text:span text:style-name="Code_20_string_20_const">'\n'</text:span></text:p>
      <text:p text:style-name="Code_20_with_20_indents"><text:tab/>;</text:p>
      <text:h text:style-name="Heading_20_2" text:outline-level="2"><text:bookmark-start text:name="__RefHeading__2038_1708471719"/>STRING<text:bookmark-end text:name="__RefHeading__2038_1708471719"/></text:h>
      <text:p text:style-name="Code_20_with_20_indents">STRING </text:p>
      <text:p text:style-name="Code_20_with_20_indents"><text:tab/>: <text:span text:style-name="Code_20_string_20_const">'"'</text:span> </text:p>
      <text:p text:style-name="Code_20_with_20_indents"><text:tab/>( ESC_SEQ </text:p>
      <text:p text:style-name="Code_20_with_20_indents"><text:tab/>| ~ ( <text:span text:style-name="Code_20_string_20_const">'\\'</text:span> | <text:span text:style-name="Code_20_string_20_const">'"'</text:span> ) </text:p>
      <text:p text:style-name="Code_20_with_20_indents"><text:tab/>) * </text:p>
      <text:p text:style-name="Code_20_with_20_indents"><text:tab/><text:span text:style-name="Code_20_string_20_const">'"'</text:span> </text:p>
      <text:p text:style-name="Code_20_with_20_indents"><text:tab/>;</text:p>
      <text:p text:style-name="Text_20_body">Строковая константа</text:p>
      <text:h text:style-name="Heading_20_2" text:outline-level="2">CHAR</text:h>
      <text:p text:style-name="Code_20_with_20_indents">CHAR </text:p>
      <text:p text:style-name="Code_20_with_20_indents"><text:tab/>: <text:span text:style-name="Code_20_string_20_const">'\''</text:span> </text:p>
      <text:p text:style-name="Code_20_with_20_indents"><text:tab/>( ESC_SEQ </text:p>
      <text:p text:style-name="Code_20_with_20_indents"><text:tab/>| ~ ( <text:span text:style-name="Code_20_string_20_const">'\''</text:span> | <text:span text:style-name="Code_20_string_20_const">'\\'</text:span> ) </text:p>
      <text:p text:style-name="Code_20_with_20_indents"><text:tab/>) </text:p>
      <text:p text:style-name="Code_20_with_20_indents"><text:tab/><text:span text:style-name="Code_20_string_20_const">'\''</text:span></text:p>
      <text:p text:style-name="Code_20_with_20_indents"><text:tab/>;</text:p>
      <text:h text:style-name="Heading_20_2" text:outline-level="2">EXPONENT</text:h>
      <text:p text:style-name="Code_20_with_20_indents">EXPONENT </text:p>
      <text:p text:style-name="Code_20_with_20_indents"><text:tab/>: ( <text:span text:style-name="Code_20_string_20_const">'e'</text:span> | <text:span text:style-name="Code_20_string_20_const">'E'</text:span> ) ( <text:span text:style-name="Code_20_string_20_const">'+'</text:span> | <text:span text:style-name="Code_20_string_20_const">'-'</text:span> ) ? ( <text:span text:style-name="Code_20_string_20_const">'0'</text:span> .. <text:span text:style-name="Code_20_string_20_const">'9'</text:span> ) + </text:p>
      <text:p text:style-name="Code_20_with_20_indents"><text:tab/>;</text:p>
      <text:h text:style-name="Heading_20_2" text:outline-level="2"><text:soft-page-break/>HEX_DIGIT</text:h>
      <text:p text:style-name="Code_20_with_20_indents">HEX_DIGIT </text:p>
      <text:p text:style-name="Code_20_with_20_indents"><text:tab/>: <text:span text:style-name="Code_20_string_20_const">'0'</text:span> .. <text:span text:style-name="Code_20_string_20_const">'9'</text:span></text:p>
      <text:p text:style-name="Code_20_with_20_indents"><text:tab/>| <text:span text:style-name="Code_20_string_20_const">'a'</text:span> .. <text:span text:style-name="Code_20_string_20_const">'f'</text:span></text:p>
      <text:p text:style-name="Code_20_with_20_indents"><text:tab/>| <text:span text:style-name="Code_20_string_20_const">'A'</text:span> .. <text:span text:style-name="Code_20_string_20_const">'F'</text:span></text:p>
      <text:p text:style-name="Code_20_with_20_indents"><text:tab/>;</text:p>
      <text:h text:style-name="Heading_20_2" text:outline-level="2">ESC_SEQ</text:h>
      <text:p text:style-name="Code_20_with_20_indents">ESC_SEQ </text:p>
      <text:p text:style-name="Code_20_with_20_indents"><text:tab/>: <text:span text:style-name="Code_20_string_20_const">'\\'</text:span> ( <text:span text:style-name="Code_20_string_20_const">'b'</text:span><text:tab/>| <text:span text:style-name="Code_20_string_20_const">'t'</text:span> | <text:span text:style-name="Code_20_string_20_const">'n' </text:span>| <text:span text:style-name="Code_20_string_20_const">'f'</text:span> | <text:span text:style-name="Code_20_string_20_const">'r'</text:span> | <text:span text:style-name="Code_20_string_20_const">'\"'</text:span> | <text:span text:style-name="Code_20_string_20_const">'\''</text:span> | <text:span text:style-name="Code_20_string_20_const">'\\'</text:span> )</text:p>
      <text:p text:style-name="Code_20_with_20_indents"><text:tab/>| UNICODE_ESC</text:p>
      <text:p text:style-name="Code_20_with_20_indents"><text:tab/>| OCTAL_ESC</text:p>
      <text:p text:style-name="Code_20_with_20_indents"><text:tab/>;</text:p>
      <text:h text:style-name="Heading_20_2" text:outline-level="2">OCTAL_ESC</text:h>
      <text:p text:style-name="Code_20_with_20_indents">OCTAL_ESC </text:p>
      <text:p text:style-name="Code_20_with_20_indents"><text:tab/>: <text:span text:style-name="Code_20_string_20_const">'\\'</text:span> ( <text:span text:style-name="Code_20_string_20_const">'0'</text:span> .. <text:span text:style-name="Code_20_string_20_const">'3'</text:span> ) ( <text:span text:style-name="Code_20_string_20_const">'0'</text:span> .. <text:span text:style-name="Code_20_string_20_const">'7'</text:span> ) ( <text:span text:style-name="Code_20_string_20_const">'0'</text:span> .. <text:span text:style-name="Code_20_string_20_const">'7'</text:span> )</text:p>
      <text:p text:style-name="Code_20_with_20_indents"><text:tab/>| <text:span text:style-name="Code_20_string_20_const">'\\'</text:span> ( <text:span text:style-name="Code_20_string_20_const">'0'</text:span> .. <text:span text:style-name="Code_20_string_20_const">'7'</text:span> ) ( <text:span text:style-name="Code_20_string_20_const">'0'</text:span> .. <text:span text:style-name="Code_20_string_20_const">'7' </text:span>)</text:p>
      <text:p text:style-name="Code_20_with_20_indents"><text:tab/>| <text:span text:style-name="Code_20_string_20_const">'\\'</text:span> ( <text:span text:style-name="Code_20_string_20_const">'0'</text:span> .. <text:span text:style-name="Code_20_string_20_const">'7'</text:span> )</text:p>
      <text:p text:style-name="Code_20_with_20_indents"><text:tab/>;</text:p>
      <text:h text:style-name="Heading_20_2" text:outline-level="2">UNICODE_ESC</text:h>
      <text:p text:style-name="Code_20_with_20_indents">UNICODE_ESC </text:p>
      <text:p text:style-name="Code_20_with_20_indents"><text:tab/>: <text:span text:style-name="Code_20_string_20_const">'\\'</text:span> <text:span text:style-name="Code_20_string_20_const">'u'</text:span> HEX_DIGIT HEX_DIGIT HEX_DIGIT HEX_DIGIT</text:p>
      <text:p text:style-name="Code_20_with_20_indents"><text:tab/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style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style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>
      <style:paragraph-properties fo:padding="0.101cm" fo:border-left="2.75pt solid #0066cc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master-page-name="">
      <style:paragraph-properties style:page-number="auto" fo:background-color="#e6e6e6" fo:padding="0.049cm" fo:border-left="2.75pt solid #00cc00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><text:span text:style-name="MT1">https://code.google.com/p/jgef/</text:span></text:a><text:tab/><text:span text:style-name="MT2"><text:chapter text:display="name" text:outline-level="1">Грамматика lang2</text:chapter></text:span><text:tab/>от <text:modification-date style:data-style-name="N84">2014-07-17</text:modification-date></text:p>
      </style:header>
      <style:footer>
        <text:p text:style-name="Footer"><text:tab/><text:tab/><text:span text:style-name="MT3"><text:page-number text:select-page="current">12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2H38M16S</meta:editing-duration>
    <meta:editing-cycles>32</meta:editing-cycles>
    <meta:generator>LibreOffice/4.2.5.2$Linux_X86_64 LibreOffice_project/61cb170a04bb1f12e77c884eab9192be736ec5f5</meta:generator>
    <meta:initial-creator>gocha </meta:initial-creator>
    <dc:date>2014-07-17T10:12:53.759517977</dc:date>
    <dc:creator>Георгий Камнев</dc:creator>
    <meta:document-statistic meta:table-count="0" meta:image-count="0" meta:object-count="0" meta:page-count="16" meta:paragraph-count="543" meta:word-count="2226" meta:character-count="12023" meta:non-whitespace-character-count="9961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